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4.039cm"/>
    </style:style>
    <style:style style:name="co9" style:family="table-column">
      <style:table-column-properties fo:break-before="auto" style:column-width="2.979cm"/>
    </style:style>
    <style:style style:name="co10" style:family="table-column">
      <style:table-column-properties fo:break-before="auto" style:column-width="2.836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6" style:family="table-cell" style:parent-style-name="Pivot_20_Table_20_Value" style:data-style-name="N13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" style:family="table-cell" style:parent-style-name="Pivot_20_Table_20_Value" style:data-style-name="N13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Value" style:data-style-name="N13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13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 style:data-style-name="N130">
      <style:table-cell-properties fo:border-bottom="none" fo:border-left="0.99pt solid #000000" fo:border-right="none" fo:border-top="none"/>
    </style:style>
    <style:style style:name="ce2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Result" style:data-style-name="N130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Value" style:data-style-name="N130">
      <style:table-cell-properties fo:border-bottom="none" fo:border-left="none" fo:border-right="none" fo:border-top="0.99pt solid #000000"/>
    </style:style>
    <style:style style:name="ce27" style:family="table-cell" style:parent-style-name="Pivot_20_Table_20_Value" style:data-style-name="N130"/>
    <style:style style:name="ce28" style:family="table-cell" style:parent-style-name="Pivot_20_Table_20_Value">
      <style:table-cell-properties fo:border-bottom="0.99pt solid #000000" fo:border-left="none" fo:border-right="none" fo:border-top="none"/>
    </style:style>
    <style:style style:name="ce29" style:family="table-cell" style:parent-style-name="Pivot_20_Table_20_Result" style:data-style-name="N130">
      <style:table-cell-properties fo:border-bottom="2.01pt solid #000000" fo:border-left="none" fo:border-right="none" fo:border-top="0.99pt solid #000000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130">
      <style:table-cell-properties fo:border-bottom="0.99pt solid #000000" fo:border-left="none" fo:border-right="none" fo:border-top="none"/>
    </style:style>
    <style:style style:name="ce3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3" style:family="table-cell" style:parent-style-name="Pivot_20_Table_20_Value" style:data-style-name="N130">
      <style:table-cell-properties fo:border-bottom="none" fo:border-left="none" fo:border-right="0.99pt solid #000000" fo:border-top="none"/>
    </style:style>
    <style:style style:name="ce3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5" style:family="table-cell" style:parent-style-name="Pivot_20_Table_20_Result" style:data-style-name="N130">
      <style:table-cell-properties fo:border-bottom="2.01pt solid #000000" fo:border-left="none" fo:border-right="0.99pt solid #000000" fo:border-top="0.99pt solid #000000"/>
    </style:style>
    <style:style style:name="ce36" style:family="table-cell" style:parent-style-name="Pivot_20_Table_20_Result" style:data-style-name="N13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Result" style:data-style-name="N130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Result" style:data-style-name="N13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Default">
      <style:table-cell-properties fo:background-color="#729fcf"/>
    </style:style>
    <style:style style:name="ce40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1" table:default-cell-style-name="ce2"/>
        <table:table-row table:style-name="ro1">
          <table:table-cell table:style-name="Default" office:value-type="string" calcext:value-type="string">
            <text:p>Data </text:p>
          </table:table-cell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Categori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Operação Bancária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2">
          <table:table-cell office:value-type="date" office:date-value="2024-08-01" calcext:value-type="date">
            <text:p>1/8/20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nda Fixa</text:p>
          </table:table-cell>
          <table:table-cell office:value-type="string" calcext:value-type="string">
            <text:p>Salário mensal</text:p>
          </table:table-cell>
          <table:table-cell office:value-type="float" office:value="5000" calcext:value-type="float">
            <text:p><text:s/>R$ 5.0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08-01" calcext:value-type="date">
            <text:p>1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Compras no supermercado</text:p>
          </table:table-cell>
          <table:table-cell office:value-type="float" office:value="550" calcext:value-type="float">
            <text:p><text:s/>R$ 55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03" calcext:value-type="date">
            <text:p>3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Gasolina</text:p>
          </table:table-cell>
          <table:table-cell office:value-type="float" office:value="300" calcext:value-type="float">
            <text:p><text:s/>R$ 3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05" calcext:value-type="date">
            <text:p>5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Lazer</text:p>
          </table:table-cell>
          <table:table-cell office:value-type="string" calcext:value-type="string">
            <text:p>Cinema</text:p>
          </table:table-cell>
          <table:table-cell office:value-type="float" office:value="120" calcext:value-type="float">
            <text:p><text:s/>R$ 12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07" calcext:value-type="date">
            <text:p>7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Consulta odontológica</text:p>
          </table:table-cell>
          <table:table-cell office:value-type="float" office:value="250" calcext:value-type="float">
            <text:p><text:s/>R$ 25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10" calcext:value-type="date">
            <text:p>10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Material escolar</text:p>
          </table:table-cell>
          <table:table-cell office:value-type="float" office:value="400" calcext:value-type="float">
            <text:p><text:s/>R$ 40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12" calcext:value-type="date">
            <text:p>12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estuário</text:p>
          </table:table-cell>
          <table:table-cell office:value-type="string" calcext:value-type="string">
            <text:p>Compra de roupas de inverno</text:p>
          </table:table-cell>
          <table:table-cell office:value-type="float" office:value="600" calcext:value-type="float">
            <text:p><text:s/>R$ 6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15" calcext:value-type="date">
            <text:p>15/8/20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Investimentos</text:p>
          </table:table-cell>
          <table:table-cell office:value-type="string" calcext:value-type="string">
            <text:p>Dividendos de ações</text:p>
          </table:table-cell>
          <table:table-cell office:value-type="float" office:value="800" calcext:value-type="float">
            <text:p><text:s/>R$ 8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08-15" calcext:value-type="date">
            <text:p>15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Limpeza do apartamento</text:p>
          </table:table-cell>
          <table:table-cell office:value-type="float" office:value="150" calcext:value-type="float">
            <text:p><text:s/>R$ 15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18" calcext:value-type="date">
            <text:p>18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letrônicos</text:p>
          </table:table-cell>
          <table:table-cell office:value-type="string" calcext:value-type="string">
            <text:p>Compra de novo celular</text:p>
          </table:table-cell>
          <table:table-cell office:value-type="float" office:value="1200" calcext:value-type="float">
            <text:p><text:s/>R$ 1.2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20" calcext:value-type="date">
            <text:p>20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Utilidades Domésticas</text:p>
          </table:table-cell>
          <table:table-cell office:value-type="string" calcext:value-type="string">
            <text:p>Reparos domésticos</text:p>
          </table:table-cell>
          <table:table-cell office:value-type="float" office:value="450" calcext:value-type="float">
            <text:p><text:s/>R$ 45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22" calcext:value-type="date">
            <text:p>22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resentes</text:p>
          </table:table-cell>
          <table:table-cell office:value-type="string" calcext:value-type="string">
            <text:p>Presente de aniversário</text:p>
          </table:table-cell>
          <table:table-cell office:value-type="float" office:value="180" calcext:value-type="float">
            <text:p><text:s/>R$ 18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24" calcext:value-type="date">
            <text:p>24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Beleza</text:p>
          </table:table-cell>
          <table:table-cell office:value-type="string" calcext:value-type="string">
            <text:p>Corte de cabelo e barba</text:p>
          </table:table-cell>
          <table:table-cell office:value-type="float" office:value="80" calcext:value-type="float">
            <text:p><text:s/>R$ 8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28" calcext:value-type="date">
            <text:p>28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et Care</text:p>
          </table:table-cell>
          <table:table-cell office:value-type="string" calcext:value-type="string">
            <text:p>Ração e petiscos para o cachorro</text:p>
          </table:table-cell>
          <table:table-cell office:value-type="float" office:value="200" calcext:value-type="float">
            <text:p><text:s/>R$ 20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8-30" calcext:value-type="date">
            <text:p>30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iagem</text:p>
          </table:table-cell>
          <table:table-cell office:value-type="string" calcext:value-type="string">
            <text:p>Reserva de pousada</text:p>
          </table:table-cell>
          <table:table-cell office:value-type="float" office:value="750" calcext:value-type="float">
            <text:p><text:s/>R$ 75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8-31" calcext:value-type="date">
            <text:p>31/8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Jantar em restaurante francês</text:p>
          </table:table-cell>
          <table:table-cell office:value-type="float" office:value="350" calcext:value-type="float">
            <text:p><text:s/>R$ 35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9-01" calcext:value-type="date">
            <text:p>1/9/20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nda Fixa</text:p>
          </table:table-cell>
          <table:table-cell office:value-type="string" calcext:value-type="string">
            <text:p>Salário mensal</text:p>
          </table:table-cell>
          <table:table-cell office:value-type="float" office:value="5000" calcext:value-type="float">
            <text:p><text:s/>R$ 5.0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09-02" calcext:value-type="date">
            <text:p>2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Alimentação</text:p>
          </table:table-cell>
          <table:table-cell table:style-name="ce3" office:value-type="string" office:string-value="Compras no supermercado" calcext:value-type="string">
            <text:p><text:s/>Compras no supermercado </text:p>
          </table:table-cell>
          <table:table-cell office:value-type="float" office:value="450" calcext:value-type="float">
            <text:p><text:s/>R$ 45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9-05" calcext:value-type="date">
            <text:p>5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Transporte</text:p>
          </table:table-cell>
          <table:table-cell table:style-name="ce3" office:value-type="string" office:string-value="Gasolina" calcext:value-type="string">
            <text:p><text:s/>Gasolina </text:p>
          </table:table-cell>
          <table:table-cell office:value-type="float" office:value="300" calcext:value-type="float">
            <text:p><text:s/>R$ 30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9-08" calcext:value-type="date">
            <text:p>8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Lazer</text:p>
          </table:table-cell>
          <table:table-cell table:style-name="ce3" office:value-type="string" office:string-value="Cinema e jantar" calcext:value-type="string">
            <text:p><text:s/>Cinema e jantar </text:p>
          </table:table-cell>
          <table:table-cell office:value-type="float" office:value="200" calcext:value-type="float">
            <text:p><text:s/>R$ 2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9-11" calcext:value-type="date">
            <text:p>11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aúde</text:p>
          </table:table-cell>
          <table:table-cell table:style-name="ce3" office:value-type="string" office:string-value="Plano de saúde" calcext:value-type="string">
            <text:p><text:s/>Plano de saúde </text:p>
          </table:table-cell>
          <table:table-cell office:value-type="float" office:value="600" calcext:value-type="float">
            <text:p><text:s/>R$ 60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9-14" calcext:value-type="date">
            <text:p>14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ducação</text:p>
          </table:table-cell>
          <table:table-cell table:style-name="ce3" office:value-type="string" office:string-value="Material escolar" calcext:value-type="string">
            <text:p><text:s/>Material escolar </text:p>
          </table:table-cell>
          <table:table-cell office:value-type="float" office:value="350" calcext:value-type="float">
            <text:p><text:s/>R$ 35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9-17" calcext:value-type="date">
            <text:p>17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estuário</text:p>
          </table:table-cell>
          <table:table-cell table:style-name="ce3" office:value-type="string" office:string-value="Compra de roupas" calcext:value-type="string">
            <text:p><text:s/>Compra de roupas </text:p>
          </table:table-cell>
          <table:table-cell office:value-type="float" office:value="500" calcext:value-type="float">
            <text:p><text:s/>R$ 5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9-20" calcext:value-type="date">
            <text:p>20/9/20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Pagamento por projeto freelancer</text:p>
          </table:table-cell>
          <table:table-cell office:value-type="float" office:value="1200" calcext:value-type="float">
            <text:p><text:s/>R$ 1.2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09-20" calcext:value-type="date">
            <text:p>20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erviços</text:p>
          </table:table-cell>
          <table:table-cell table:style-name="ce3" office:value-type="string" office:string-value="Manutenção do veículo" calcext:value-type="string">
            <text:p><text:s/>Manutenção do veículo </text:p>
          </table:table-cell>
          <table:table-cell office:value-type="float" office:value="800" calcext:value-type="float">
            <text:p><text:s/>R$ 8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9-23" calcext:value-type="date">
            <text:p>23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letrônicos</text:p>
          </table:table-cell>
          <table:table-cell table:style-name="ce3" office:value-type="string" office:string-value="Compra de novo smartphone" calcext:value-type="string">
            <text:p><text:s/>Compra de novo smartphone </text:p>
          </table:table-cell>
          <table:table-cell office:value-type="float" office:value="1500" calcext:value-type="float">
            <text:p><text:s/>R$ 1.5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09-26" calcext:value-type="date">
            <text:p>26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Utilidades Dom.</text:p>
          </table:table-cell>
          <table:table-cell table:style-name="ce3" office:value-type="string" office:string-value="Conta de energia elétrica" calcext:value-type="string">
            <text:p><text:s/>Conta de energia elétrica </text:p>
          </table:table-cell>
          <table:table-cell office:value-type="float" office:value="250" calcext:value-type="float">
            <text:p><text:s/>R$ 25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09-29" calcext:value-type="date">
            <text:p>29/9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resentes</text:p>
          </table:table-cell>
          <table:table-cell table:style-name="ce3" office:value-type="string" office:string-value="Aniversário da mãe" calcext:value-type="string">
            <text:p><text:s/>Aniversário da mãe </text:p>
          </table:table-cell>
          <table:table-cell office:value-type="float" office:value="400" calcext:value-type="float">
            <text:p><text:s/>R$ 4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01" calcext:value-type="date">
            <text:p>1/10/20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Renda Fixa</text:p>
          </table:table-cell>
          <table:table-cell office:value-type="string" calcext:value-type="string">
            <text:p>Salário mensal</text:p>
          </table:table-cell>
          <table:table-cell office:value-type="float" office:value="5000" calcext:value-type="float">
            <text:p><text:s/>R$ 5.0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10-01" calcext:value-type="date">
            <text:p>1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Compras no supermercado</text:p>
          </table:table-cell>
          <table:table-cell office:value-type="float" office:value="600" calcext:value-type="float">
            <text:p><text:s/>R$ 60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03" calcext:value-type="date">
            <text:p>3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Recarga de cartão de transporte</text:p>
          </table:table-cell>
          <table:table-cell office:value-type="float" office:value="200" calcext:value-type="float">
            <text:p><text:s/>R$ 2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10-05" calcext:value-type="date">
            <text:p>5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Lazer</text:p>
          </table:table-cell>
          <table:table-cell office:value-type="string" calcext:value-type="string">
            <text:p>Ingressos para teatro</text:p>
          </table:table-cell>
          <table:table-cell office:value-type="float" office:value="180" calcext:value-type="float">
            <text:p><text:s/>R$ 18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10-08" calcext:value-type="date">
            <text:p>8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Remédios de farmácia</text:p>
          </table:table-cell>
          <table:table-cell office:value-type="float" office:value="120" calcext:value-type="float">
            <text:p><text:s/>R$ 12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10" calcext:value-type="date">
            <text:p>10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Cursos online</text:p>
          </table:table-cell>
          <table:table-cell office:value-type="float" office:value="350" calcext:value-type="float">
            <text:p><text:s/>R$ 35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13" calcext:value-type="date">
            <text:p>13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estuário</text:p>
          </table:table-cell>
          <table:table-cell office:value-type="string" calcext:value-type="string">
            <text:p>Roupas de primavera</text:p>
          </table:table-cell>
          <table:table-cell office:value-type="float" office:value="400" calcext:value-type="float">
            <text:p><text:s/>R$ 4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10-15" calcext:value-type="date">
            <text:p>15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Manutenção da casa</text:p>
          </table:table-cell>
          <table:table-cell office:value-type="float" office:value="450" calcext:value-type="float">
            <text:p><text:s/>R$ 45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10-18" calcext:value-type="date">
            <text:p>18/10/2024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Venda de ativos</text:p>
          </table:table-cell>
          <table:table-cell office:value-type="string" calcext:value-type="string">
            <text:p>Venda de equipamentos eletrônicos</text:p>
          </table:table-cell>
          <table:table-cell office:value-type="float" office:value="1500" calcext:value-type="float">
            <text:p><text:s/>R$ 1.5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Recebido</text:p>
          </table:table-cell>
        </table:table-row>
        <table:table-row table:style-name="ro2">
          <table:table-cell office:value-type="date" office:date-value="2024-10-18" calcext:value-type="date">
            <text:p>18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Eletrônicos</text:p>
          </table:table-cell>
          <table:table-cell office:value-type="string" calcext:value-type="string">
            <text:p>Manutenção do computador</text:p>
          </table:table-cell>
          <table:table-cell office:value-type="float" office:value="300" calcext:value-type="float">
            <text:p><text:s/>R$ 3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20" calcext:value-type="date">
            <text:p>20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Utilidades Domésticas</text:p>
          </table:table-cell>
          <table:table-cell office:value-type="string" calcext:value-type="string">
            <text:p>Troca de móveis da cozinha</text:p>
          </table:table-cell>
          <table:table-cell office:value-type="float" office:value="800" calcext:value-type="float">
            <text:p><text:s/>R$ 80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10-22" calcext:value-type="date">
            <text:p>22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resentes</text:p>
          </table:table-cell>
          <table:table-cell office:value-type="string" calcext:value-type="string">
            <text:p>Presentes para casamento</text:p>
          </table:table-cell>
          <table:table-cell office:value-type="float" office:value="250" calcext:value-type="float">
            <text:p><text:s/>R$ 25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24" calcext:value-type="date">
            <text:p>24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Pet Care</text:p>
          </table:table-cell>
          <table:table-cell office:value-type="string" calcext:value-type="string">
            <text:p>Veterinário para o pet</text:p>
          </table:table-cell>
          <table:table-cell office:value-type="float" office:value="150" calcext:value-type="float">
            <text:p><text:s/>R$ 150,00 </text:p>
          </table:table-cell>
          <table:table-cell office:value-type="string" calcext:value-type="string">
            <text:p>Débito Automát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Beleza</text:p>
          </table:table-cell>
          <table:table-cell office:value-type="string" calcext:value-type="string">
            <text:p>Salão de beleza</text:p>
          </table:table-cell>
          <table:table-cell office:value-type="float" office:value="250" calcext:value-type="float">
            <text:p><text:s/>R$ 25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30" calcext:value-type="date">
            <text:p>30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Jantar em restaurante italiano</text:p>
          </table:table-cell>
          <table:table-cell office:value-type="float" office:value="220" calcext:value-type="float">
            <text:p><text:s/>R$ 220,00 </text:p>
          </table:table-cell>
          <table:table-cell office:value-type="string" calcext:value-type="string">
            <text:p>Transferência</text:p>
          </table:table-cell>
          <table:table-cell office:value-type="string" calcext:value-type="string">
            <text:p>Pendente</text:p>
          </table:table-cell>
        </table:table-row>
        <table:table-row table:style-name="ro2">
          <table:table-cell office:value-type="date" office:date-value="2024-10-31" calcext:value-type="date">
            <text:p>31/10/2024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Viagem</text:p>
          </table:table-cell>
          <table:table-cell office:value-type="string" calcext:value-type="string">
            <text:p>Reserva de hotel para fim de semana</text:p>
          </table:table-cell>
          <table:table-cell office:value-type="float" office:value="500" calcext:value-type="float">
            <text:p><text:s/>R$ 500,00 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Pendente</text:p>
          </table:table-cell>
        </table:table-row>
      </table:table>
      <table:table table:name="Tabela dinâmica_DATA_1" table:style-name="ta1">
        <table:table-column table:style-name="co1" table:default-cell-style-name="Pivot_20_Table_20_Field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AÍDA</text:p>
          </table:table-cell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4" office:value-type="string" calcext:value-type="string">
            <text:p>Dados</text:p>
          </table:table-cell>
          <table:table-cell table:style-name="ce8" table:number-columns-repeated="14"/>
          <table:table-cell table:style-name="ce12"/>
        </table:table-row>
        <table:table-row table:style-name="ro1">
          <table:table-cell table:style-name="ce5" office:value-type="string" calcext:value-type="string">
            <text:p>Alimentação</text:p>
          </table:table-cell>
          <table:table-cell table:style-name="ce9" office:value-type="string" calcext:value-type="string">
            <text:p>Beleza</text:p>
          </table:table-cell>
          <table:table-cell table:style-name="ce9" office:value-type="string" calcext:value-type="string">
            <text:p>Educação</text:p>
          </table:table-cell>
          <table:table-cell table:style-name="ce9" office:value-type="string" calcext:value-type="string">
            <text:p>Eletrônicos</text:p>
          </table:table-cell>
          <table:table-cell table:style-name="ce9" office:value-type="string" calcext:value-type="string">
            <text:p>Gastronomia</text:p>
          </table:table-cell>
          <table:table-cell table:style-name="ce9" office:value-type="string" calcext:value-type="string">
            <text:p>Lazer</text:p>
          </table:table-cell>
          <table:table-cell table:style-name="ce9" office:value-type="string" calcext:value-type="string">
            <text:p>Pet Care</text:p>
          </table:table-cell>
          <table:table-cell table:style-name="ce9" office:value-type="string" calcext:value-type="string">
            <text:p>Presentes</text:p>
          </table:table-cell>
          <table:table-cell table:style-name="ce9" office:value-type="string" calcext:value-type="string">
            <text:p>Saúde</text:p>
          </table:table-cell>
          <table:table-cell table:style-name="ce9" office:value-type="string" calcext:value-type="string">
            <text:p>Serviços</text:p>
          </table:table-cell>
          <table:table-cell table:style-name="ce9" office:value-type="string" calcext:value-type="string">
            <text:p>Transporte</text:p>
          </table:table-cell>
          <table:table-cell table:style-name="ce9" office:value-type="string" calcext:value-type="string">
            <text:p>Utilidades Dom.</text:p>
          </table:table-cell>
          <table:table-cell table:style-name="ce9" office:value-type="string" calcext:value-type="string">
            <text:p>Utilidades Domésticas</text:p>
          </table:table-cell>
          <table:table-cell table:style-name="ce9" office:value-type="string" calcext:value-type="string">
            <text:p>Vestuário</text:p>
          </table:table-cell>
          <table:table-cell table:style-name="ce9" office:value-type="string" calcext:value-type="string">
            <text:p>Viagem</text:p>
          </table:table-cell>
          <table:table-cell table:style-name="ce13" office:value-type="string" calcext:value-type="string">
            <text:p>Total Resultado</text:p>
          </table:table-cell>
        </table:table-row>
        <table:table-row table:style-name="ro1">
          <table:table-cell table:style-name="ce6" office:value-type="float" office:value="1600" calcext:value-type="float">
            <text:p><text:s/>R$ 1.600,00 </text:p>
          </table:table-cell>
          <table:table-cell table:style-name="ce10" office:value-type="float" office:value="330" calcext:value-type="float">
            <text:p><text:s/>R$ 330,00 </text:p>
          </table:table-cell>
          <table:table-cell table:style-name="ce10" office:value-type="float" office:value="1100" calcext:value-type="float">
            <text:p><text:s/>R$ 1.100,00 </text:p>
          </table:table-cell>
          <table:table-cell table:style-name="ce10" office:value-type="float" office:value="3000" calcext:value-type="float">
            <text:p><text:s/>R$ 3.000,00 </text:p>
          </table:table-cell>
          <table:table-cell table:style-name="ce10" office:value-type="float" office:value="570" calcext:value-type="float">
            <text:p><text:s/>R$ 570,00 </text:p>
          </table:table-cell>
          <table:table-cell table:style-name="ce10" office:value-type="float" office:value="500" calcext:value-type="float">
            <text:p><text:s/>R$ 500,00 </text:p>
          </table:table-cell>
          <table:table-cell table:style-name="ce10" office:value-type="float" office:value="350" calcext:value-type="float">
            <text:p><text:s/>R$ 350,00 </text:p>
          </table:table-cell>
          <table:table-cell table:style-name="ce10" office:value-type="float" office:value="830" calcext:value-type="float">
            <text:p><text:s/>R$ 830,00 </text:p>
          </table:table-cell>
          <table:table-cell table:style-name="ce10" office:value-type="float" office:value="970" calcext:value-type="float">
            <text:p><text:s/>R$ 970,00 </text:p>
          </table:table-cell>
          <table:table-cell table:style-name="ce10" office:value-type="float" office:value="1400" calcext:value-type="float">
            <text:p><text:s/>R$ 1.400,00 </text:p>
          </table:table-cell>
          <table:table-cell table:style-name="ce10" office:value-type="float" office:value="800" calcext:value-type="float">
            <text:p><text:s/>R$ 800,00 </text:p>
          </table:table-cell>
          <table:table-cell table:style-name="ce10" office:value-type="float" office:value="250" calcext:value-type="float">
            <text:p><text:s/>R$ 250,00 </text:p>
          </table:table-cell>
          <table:table-cell table:style-name="ce10" office:value-type="float" office:value="1250" calcext:value-type="float">
            <text:p><text:s/>R$ 1.250,00 </text:p>
          </table:table-cell>
          <table:table-cell table:style-name="ce10" office:value-type="float" office:value="1500" calcext:value-type="float">
            <text:p><text:s/>R$ 1.500,00 </text:p>
          </table:table-cell>
          <table:table-cell table:style-name="ce11" office:value-type="float" office:value="1250" calcext:value-type="float">
            <text:p><text:s/>R$ 1.250,00 </text:p>
          </table:table-cell>
          <table:table-cell table:style-name="ce14" office:value-type="float" office:value="15700" calcext:value-type="float">
            <text:p><text:s/>R$ 15.700,00 </text:p>
          </table:table-cell>
        </table:table-row>
      </table:table>
      <table:table table:name="Tabela dinâmica_DATA_3" table:style-name="ta1">
        <table:shapes>
          <draw:frame draw:z-index="0" draw:style-name="gr1" draw:text-style-name="P1" svg:width="15.999cm" svg:height="8.999cm" svg:x="23.211cm" svg:y="1.651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 PT@label 13 PT@data 13 PT@label 14 PT@data 14 PT@label 15 PT@data 15 PT@label 16 PT@data 16 PT@label 17 PT@data 17 PT@label 18 PT@data 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1" table:default-cell-style-name="ce20"/>
        <table:table-column table:style-name="co1" table:number-columns-repeated="9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1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12"/>
        <table:table-row table:style-name="ro1">
          <table:table-cell table:style-name="ce15" office:value-type="string" calcext:value-type="string">
            <text:p>Soma - Valor</text:p>
          </table:table-cell>
          <table:table-cell office:value-type="string" calcext:value-type="string">
            <text:p>Dados</text:p>
          </table:table-cell>
          <table:table-cell table:number-columns-repeated="19"/>
        </table:table-row>
        <table:table-row table:style-name="ro1">
          <table:table-cell table:style-name="ce16" office:value-type="string" calcext:value-type="string">
            <text:p>Status</text:p>
          </table:table-cell>
          <table:table-cell table:style-name="ce21" office:value-type="string" calcext:value-type="string">
            <text:p>Alimentação</text:p>
          </table:table-cell>
          <table:table-cell table:style-name="ce9" office:value-type="string" calcext:value-type="string">
            <text:p>Beleza</text:p>
          </table:table-cell>
          <table:table-cell table:style-name="ce9" office:value-type="string" calcext:value-type="string">
            <text:p>Educação</text:p>
          </table:table-cell>
          <table:table-cell table:style-name="ce9" office:value-type="string" calcext:value-type="string">
            <text:p>Eletrônicos</text:p>
          </table:table-cell>
          <table:table-cell table:style-name="ce9" office:value-type="string" calcext:value-type="string">
            <text:p>Freelance</text:p>
          </table:table-cell>
          <table:table-cell table:style-name="ce9" office:value-type="string" calcext:value-type="string">
            <text:p>Gastronomia</text:p>
          </table:table-cell>
          <table:table-cell table:style-name="ce9" office:value-type="string" calcext:value-type="string">
            <text:p>Investimentos</text:p>
          </table:table-cell>
          <table:table-cell table:style-name="ce9" office:value-type="string" calcext:value-type="string">
            <text:p>Lazer</text:p>
          </table:table-cell>
          <table:table-cell table:style-name="ce9" office:value-type="string" calcext:value-type="string">
            <text:p>Pet Care</text:p>
          </table:table-cell>
          <table:table-cell table:style-name="ce9" office:value-type="string" calcext:value-type="string">
            <text:p>Presentes</text:p>
          </table:table-cell>
          <table:table-cell table:style-name="ce9" office:value-type="string" calcext:value-type="string">
            <text:p>Renda Fixa</text:p>
          </table:table-cell>
          <table:table-cell table:style-name="ce9" office:value-type="string" calcext:value-type="string">
            <text:p>Saúde</text:p>
          </table:table-cell>
          <table:table-cell table:style-name="ce9" office:value-type="string" calcext:value-type="string">
            <text:p>Serviços</text:p>
          </table:table-cell>
          <table:table-cell table:style-name="ce9" office:value-type="string" calcext:value-type="string">
            <text:p>Transporte</text:p>
          </table:table-cell>
          <table:table-cell table:style-name="ce9" office:value-type="string" calcext:value-type="string">
            <text:p>Utilidades Dom.</text:p>
          </table:table-cell>
          <table:table-cell table:style-name="ce9" office:value-type="string" calcext:value-type="string">
            <text:p>Utilidades Domésticas</text:p>
          </table:table-cell>
          <table:table-cell table:style-name="ce9" office:value-type="string" calcext:value-type="string">
            <text:p>Venda de ativos</text:p>
          </table:table-cell>
          <table:table-cell table:style-name="ce9" office:value-type="string" calcext:value-type="string">
            <text:p>Vestuário</text:p>
          </table:table-cell>
          <table:table-cell table:style-name="ce9" office:value-type="string" calcext:value-type="string">
            <text:p>Viagem</text:p>
          </table:table-cell>
          <table:table-cell table:style-name="ce13" office:value-type="string" calcext:value-type="string">
            <text:p>Total Resultado</text:p>
          </table:table-cell>
        </table:table-row>
        <table:table-row table:style-name="ro1">
          <table:table-cell table:style-name="ce17" office:value-type="string" calcext:value-type="string">
            <text:p>Pago</text:p>
          </table:table-cell>
          <table:table-cell table:style-name="ce22"/>
          <table:table-cell table:style-name="ce26" office:value-type="float" office:value="80" calcext:value-type="float">
            <text:p><text:s/>R$ 80,00 </text:p>
          </table:table-cell>
          <table:table-cell table:style-name="ce26" office:value-type="float" office:value="350" calcext:value-type="float">
            <text:p><text:s/>R$ 350,00 </text:p>
          </table:table-cell>
          <table:table-cell table:style-name="ce30" table:number-columns-repeated="2"/>
          <table:table-cell table:style-name="ce26" office:value-type="float" office:value="350" calcext:value-type="float">
            <text:p><text:s/>R$ 350,00 </text:p>
          </table:table-cell>
          <table:table-cell table:style-name="ce30"/>
          <table:table-cell table:style-name="ce26" office:value-type="float" office:value="500" calcext:value-type="float">
            <text:p><text:s/>R$ 500,00 </text:p>
          </table:table-cell>
          <table:table-cell table:style-name="ce26" office:value-type="float" office:value="350" calcext:value-type="float">
            <text:p><text:s/>R$ 350,00 </text:p>
          </table:table-cell>
          <table:table-cell table:style-name="ce30" table:number-columns-repeated="2"/>
          <table:table-cell table:style-name="ce26" office:value-type="float" office:value="250" calcext:value-type="float">
            <text:p><text:s/>R$ 250,00 </text:p>
          </table:table-cell>
          <table:table-cell table:style-name="ce26" office:value-type="float" office:value="1400" calcext:value-type="float">
            <text:p><text:s/>R$ 1.400,00 </text:p>
          </table:table-cell>
          <table:table-cell table:style-name="ce26" office:value-type="float" office:value="800" calcext:value-type="float">
            <text:p><text:s/>R$ 800,00 </text:p>
          </table:table-cell>
          <table:table-cell table:style-name="ce26" office:value-type="float" office:value="250" calcext:value-type="float">
            <text:p><text:s/>R$ 250,00 </text:p>
          </table:table-cell>
          <table:table-cell table:style-name="ce26" office:value-type="float" office:value="1250" calcext:value-type="float">
            <text:p><text:s/>R$ 1.250,00 </text:p>
          </table:table-cell>
          <table:table-cell table:style-name="ce30"/>
          <table:table-cell table:style-name="ce26" office:value-type="float" office:value="400" calcext:value-type="float">
            <text:p><text:s/>R$ 400,00 </text:p>
          </table:table-cell>
          <table:table-cell table:style-name="ce32"/>
          <table:table-cell table:style-name="ce36" office:value-type="float" office:value="5980" calcext:value-type="float">
            <text:p><text:s/>R$ 5.980,00 </text:p>
          </table:table-cell>
        </table:table-row>
        <table:table-row table:style-name="ro1">
          <table:table-cell office:value-type="string" calcext:value-type="string">
            <text:p>Pendente</text:p>
          </table:table-cell>
          <table:table-cell table:style-name="ce23" office:value-type="float" office:value="1600" calcext:value-type="float">
            <text:p><text:s/>R$ 1.600,00 </text:p>
          </table:table-cell>
          <table:table-cell table:style-name="ce27" office:value-type="float" office:value="250" calcext:value-type="float">
            <text:p><text:s/>R$ 250,00 </text:p>
          </table:table-cell>
          <table:table-cell table:style-name="ce27" office:value-type="float" office:value="750" calcext:value-type="float">
            <text:p><text:s/>R$ 750,00 </text:p>
          </table:table-cell>
          <table:table-cell table:style-name="ce27" office:value-type="float" office:value="3000" calcext:value-type="float">
            <text:p><text:s/>R$ 3.000,00 </text:p>
          </table:table-cell>
          <table:table-cell table:style-name="Pivot_20_Table_20_Value"/>
          <table:table-cell table:style-name="ce27" office:value-type="float" office:value="220" calcext:value-type="float">
            <text:p><text:s/>R$ 220,00 </text:p>
          </table:table-cell>
          <table:table-cell table:style-name="Pivot_20_Table_20_Value" table:number-columns-repeated="3"/>
          <table:table-cell table:style-name="ce27" office:value-type="float" office:value="830" calcext:value-type="float">
            <text:p><text:s/>R$ 830,00 </text:p>
          </table:table-cell>
          <table:table-cell table:style-name="Pivot_20_Table_20_Value"/>
          <table:table-cell table:style-name="ce27" office:value-type="float" office:value="720" calcext:value-type="float">
            <text:p><text:s/>R$ 720,00 </text:p>
          </table:table-cell>
          <table:table-cell table:style-name="Pivot_20_Table_20_Value" table:number-columns-repeated="5"/>
          <table:table-cell table:style-name="ce27" office:value-type="float" office:value="1100" calcext:value-type="float">
            <text:p><text:s/>R$ 1.100,00 </text:p>
          </table:table-cell>
          <table:table-cell table:style-name="ce33" office:value-type="float" office:value="1250" calcext:value-type="float">
            <text:p><text:s/>R$ 1.250,00 </text:p>
          </table:table-cell>
          <table:table-cell table:style-name="ce37" office:value-type="float" office:value="9720" calcext:value-type="float">
            <text:p><text:s/>R$ 9.720,00 </text:p>
          </table:table-cell>
        </table:table-row>
        <table:table-row table:style-name="ro1">
          <table:table-cell office:value-type="string" calcext:value-type="string">
            <text:p>Recebido</text:p>
          </table:table-cell>
          <table:table-cell table:style-name="ce24"/>
          <table:table-cell table:style-name="ce28" table:number-columns-repeated="3"/>
          <table:table-cell table:style-name="ce31" office:value-type="float" office:value="1200" calcext:value-type="float">
            <text:p><text:s/>R$ 1.200,00 </text:p>
          </table:table-cell>
          <table:table-cell table:style-name="ce28"/>
          <table:table-cell table:style-name="ce31" office:value-type="float" office:value="800" calcext:value-type="float">
            <text:p><text:s/>R$ 800,00 </text:p>
          </table:table-cell>
          <table:table-cell table:style-name="ce28" table:number-columns-repeated="3"/>
          <table:table-cell table:style-name="ce31" office:value-type="float" office:value="15000" calcext:value-type="float">
            <text:p><text:s/>R$ 15.000,00 </text:p>
          </table:table-cell>
          <table:table-cell table:style-name="ce28" table:number-columns-repeated="5"/>
          <table:table-cell table:style-name="ce31" office:value-type="float" office:value="1500" calcext:value-type="float">
            <text:p><text:s/>R$ 1.500,00 </text:p>
          </table:table-cell>
          <table:table-cell table:style-name="ce28"/>
          <table:table-cell table:style-name="ce34"/>
          <table:table-cell table:style-name="ce38" office:value-type="float" office:value="18500" calcext:value-type="float">
            <text:p><text:s/>R$ 18.500,00 </text:p>
          </table:table-cell>
        </table:table-row>
        <table:table-row table:style-name="ro1">
          <table:table-cell table:style-name="ce19" office:value-type="string" calcext:value-type="string">
            <text:p>Total Resultado</text:p>
          </table:table-cell>
          <table:table-cell table:style-name="ce25" office:value-type="float" office:value="1600" calcext:value-type="float">
            <text:p><text:s/>R$ 1.600,00 </text:p>
          </table:table-cell>
          <table:table-cell table:style-name="ce29" office:value-type="float" office:value="330" calcext:value-type="float">
            <text:p><text:s/>R$ 330,00 </text:p>
          </table:table-cell>
          <table:table-cell table:style-name="ce29" office:value-type="float" office:value="1100" calcext:value-type="float">
            <text:p><text:s/>R$ 1.100,00 </text:p>
          </table:table-cell>
          <table:table-cell table:style-name="ce29" office:value-type="float" office:value="3000" calcext:value-type="float">
            <text:p><text:s/>R$ 3.000,00 </text:p>
          </table:table-cell>
          <table:table-cell table:style-name="ce29" office:value-type="float" office:value="1200" calcext:value-type="float">
            <text:p><text:s/>R$ 1.200,00 </text:p>
          </table:table-cell>
          <table:table-cell table:style-name="ce29" office:value-type="float" office:value="570" calcext:value-type="float">
            <text:p><text:s/>R$ 570,00 </text:p>
          </table:table-cell>
          <table:table-cell table:style-name="ce29" office:value-type="float" office:value="800" calcext:value-type="float">
            <text:p><text:s/>R$ 800,00 </text:p>
          </table:table-cell>
          <table:table-cell table:style-name="ce29" office:value-type="float" office:value="500" calcext:value-type="float">
            <text:p><text:s/>R$ 500,00 </text:p>
          </table:table-cell>
          <table:table-cell table:style-name="ce29" office:value-type="float" office:value="350" calcext:value-type="float">
            <text:p><text:s/>R$ 350,00 </text:p>
          </table:table-cell>
          <table:table-cell table:style-name="ce29" office:value-type="float" office:value="830" calcext:value-type="float">
            <text:p><text:s/>R$ 830,00 </text:p>
          </table:table-cell>
          <table:table-cell table:style-name="ce29" office:value-type="float" office:value="15000" calcext:value-type="float">
            <text:p><text:s/>R$ 15.000,00 </text:p>
          </table:table-cell>
          <table:table-cell table:style-name="ce29" office:value-type="float" office:value="970" calcext:value-type="float">
            <text:p><text:s/>R$ 970,00 </text:p>
          </table:table-cell>
          <table:table-cell table:style-name="ce29" office:value-type="float" office:value="1400" calcext:value-type="float">
            <text:p><text:s/>R$ 1.400,00 </text:p>
          </table:table-cell>
          <table:table-cell table:style-name="ce29" office:value-type="float" office:value="800" calcext:value-type="float">
            <text:p><text:s/>R$ 800,00 </text:p>
          </table:table-cell>
          <table:table-cell table:style-name="ce29" office:value-type="float" office:value="250" calcext:value-type="float">
            <text:p><text:s/>R$ 250,00 </text:p>
          </table:table-cell>
          <table:table-cell table:style-name="ce29" office:value-type="float" office:value="1250" calcext:value-type="float">
            <text:p><text:s/>R$ 1.250,00 </text:p>
          </table:table-cell>
          <table:table-cell table:number-columns-repeated="2" table:style-name="ce29" office:value-type="float" office:value="1500" calcext:value-type="float">
            <text:p><text:s/>R$ 1.500,00 </text:p>
          </table:table-cell>
          <table:table-cell table:style-name="ce35" office:value-type="float" office:value="1250" calcext:value-type="float">
            <text:p><text:s/>R$ 1.250,00 </text:p>
          </table:table-cell>
          <table:table-cell table:style-name="ce14" office:value-type="float" office:value="34200" calcext:value-type="float">
            <text:p><text:s/>R$ 34.200,00 </text:p>
          </table:table-cell>
        </table:table-row>
      </table:table>
      <table:table table:name="Dashboard" table:style-name="ta1">
        <table:shapes>
          <draw:frame draw:z-index="0" draw:style-name="gr1" draw:text-style-name="P1" svg:width="15.999cm" svg:height="8.999cm" svg:x="4.517cm" svg:y="3.5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9"/>
        <table:table-column table:style-name="co1" table:number-columns-repeated="14" table:default-cell-style-name="ce40"/>
        <table:table-column table:style-name="co1" table:number-columns-repeated="1009" table:default-cell-style-name="Default"/>
        <table:table-row table:style-name="ro3">
          <table:table-cell/>
          <table:table-cell table:style-name="ce39"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G2" table:display-filter-buttons="true"/>
      </table:database-ranges>
      <table:data-pilot-tables>
        <table:data-pilot-table table:name="DataPilot3" table:application-data="" table:target-range-address="'Tabela dinâmica_DATA_3'.A1:'Tabela dinâmica_DATA_3'.U6" table:buttons="'Tabela dinâmica_DATA_3'.A2 'Tabela dinâmica_DATA_3'.B1" table:show-filter-button="false" table:drill-down-on-double-click="false">
          <table:source-cell-range table:cell-range-address="DATA.A1:DATA.G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ia" table:orientation="column" table:used-hierarchy="0" table:function="auto">
            <table:data-pilot-level table:show-empty="false" calcext:repeat-item-labels="false">
              <table:data-pilot-members>
                <table:data-pilot-member table:name="Alimentação" table:display="true" table:show-details="true"/>
                <table:data-pilot-member table:name="Beleza" table:display="true" table:show-details="true"/>
                <table:data-pilot-member table:name="Educação" table:display="true" table:show-details="true"/>
                <table:data-pilot-member table:name="Eletrônicos" table:display="true" table:show-details="true"/>
                <table:data-pilot-member table:name="Freelance" table:display="true" table:show-details="true"/>
                <table:data-pilot-member table:name="Gastronomia" table:display="true" table:show-details="true"/>
                <table:data-pilot-member table:name="Investimentos" table:display="true" table:show-details="true"/>
                <table:data-pilot-member table:name="Lazer" table:display="true" table:show-details="true"/>
                <table:data-pilot-member table:name="Pet Care" table:display="true" table:show-details="true"/>
                <table:data-pilot-member table:name="Presentes" table:display="true" table:show-details="true"/>
                <table:data-pilot-member table:name="Renda Fixa" table:display="true" table:show-details="true"/>
                <table:data-pilot-member table:name="Saúde" table:display="true" table:show-details="true"/>
                <table:data-pilot-member table:name="Serviços" table:display="true" table:show-details="true"/>
                <table:data-pilot-member table:name="Transporte" table:display="true" table:show-details="true"/>
                <table:data-pilot-member table:name="Utilidades Dom." table:display="true" table:show-details="true"/>
                <table:data-pilot-member table:name="Utilidades Domésticas" table:display="true" table:show-details="true"/>
                <table:data-pilot-member table:name="Venda de ativos" table:display="true" table:show-details="true"/>
                <table:data-pilot-member table:name="Vestuário" table:display="true" table:show-details="true"/>
                <table:data-pilot-member table:name="Viag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row" table:used-hierarchy="0" table:function="auto">
            <table:data-pilot-level table:show-empty="false" calcext:repeat-item-labels="false">
              <table:data-pilot-members>
                <table:data-pilot-member table:name="Pago" table:display="true" table:show-details="true"/>
                <table:data-pilot-member table:name="Pendente" table:display="true" table:show-details="true"/>
                <table:data-pilot-member table:name="Recebi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 R$ 80,00 " table:display="true" table:show-details="true"/>
                <table:data-pilot-member table:name=" R$ 120,00 " table:display="true" table:show-details="true"/>
                <table:data-pilot-member table:name=" R$ 150,00 " table:display="true" table:show-details="true"/>
                <table:data-pilot-member table:name=" R$ 180,00 " table:display="true" table:show-details="true"/>
                <table:data-pilot-member table:name=" R$ 200,00 " table:display="true" table:show-details="true"/>
                <table:data-pilot-member table:name=" R$ 220,00 " table:display="true" table:show-details="true"/>
                <table:data-pilot-member table:name=" R$ 250,00 " table:display="true" table:show-details="true"/>
                <table:data-pilot-member table:name=" R$ 300,00 " table:display="true" table:show-details="true"/>
                <table:data-pilot-member table:name=" R$ 350,00 " table:display="true" table:show-details="true"/>
                <table:data-pilot-member table:name=" R$ 400,00 " table:display="true" table:show-details="true"/>
                <table:data-pilot-member table:name=" R$ 450,00 " table:display="true" table:show-details="true"/>
                <table:data-pilot-member table:name=" R$ 500,00 " table:display="true" table:show-details="true"/>
                <table:data-pilot-member table:name=" R$ 550,00 " table:display="true" table:show-details="true"/>
                <table:data-pilot-member table:name=" R$ 600,00 " table:display="true" table:show-details="true"/>
                <table:data-pilot-member table:name=" R$ 750,00 " table:display="true" table:show-details="true"/>
                <table:data-pilot-member table:name=" R$ 800,00 " table:display="true" table:show-details="true"/>
                <table:data-pilot-member table:name=" R$ 1.200,00 " table:display="true" table:show-details="true"/>
                <table:data-pilot-member table:name=" R$ 1.500,00 " table:display="true" table:show-details="true"/>
                <table:data-pilot-member table:name=" R$ 5.000,00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Tabela dinâmica_DATA_1'.A1:'Tabela dinâmica_DATA_1'.P5" table:buttons="'Tabela dinâmica_DATA_1'.A1 'Tabela dinâmica_DATA_1'.A3" table:show-filter-button="false" table:drill-down-on-double-click="false">
          <table:source-cell-range table:cell-range-address="DATA.A1:DATA.G45"/>
          <table:data-pilot-field table:source-field-name="Tipo" table:orientation="page" table:used-hierarchy="0" table:function="auto" loext:ignore-selected-page="true" table:selected-page="SAÍDA">
            <table:data-pilot-level table:show-empty="false" calcext:repeat-item-labels="false">
              <table:data-pilot-members>
                <table:data-pilot-member table:name="ENTRADA" table:display="false" table:show-details="true"/>
                <table:data-pilot-member table:name="SAÍ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ia" table:orientation="column" table:used-hierarchy="0" table:function="auto">
            <table:data-pilot-level table:show-empty="false" calcext:repeat-item-labels="false">
              <table:data-pilot-members>
                <table:data-pilot-member table:name="Alimentação" table:display="true" table:show-details="true"/>
                <table:data-pilot-member table:name="Beleza" table:display="true" table:show-details="true"/>
                <table:data-pilot-member table:name="Educação" table:display="true" table:show-details="true"/>
                <table:data-pilot-member table:name="Eletrônicos" table:display="true" table:show-details="true"/>
                <table:data-pilot-member table:name="Freelance" table:display="true" table:show-details="true"/>
                <table:data-pilot-member table:name="Gastronomia" table:display="true" table:show-details="true"/>
                <table:data-pilot-member table:name="Investimentos" table:display="true" table:show-details="true"/>
                <table:data-pilot-member table:name="Lazer" table:display="true" table:show-details="true"/>
                <table:data-pilot-member table:name="Pet Care" table:display="true" table:show-details="true"/>
                <table:data-pilot-member table:name="Presentes" table:display="true" table:show-details="true"/>
                <table:data-pilot-member table:name="Renda Fixa" table:display="true" table:show-details="true"/>
                <table:data-pilot-member table:name="Saúde" table:display="true" table:show-details="true"/>
                <table:data-pilot-member table:name="Serviços" table:display="true" table:show-details="true"/>
                <table:data-pilot-member table:name="Transporte" table:display="true" table:show-details="true"/>
                <table:data-pilot-member table:name="Utilidades Dom." table:display="true" table:show-details="true"/>
                <table:data-pilot-member table:name="Utilidades Domésticas" table:display="true" table:show-details="true"/>
                <table:data-pilot-member table:name="Venda de ativos" table:display="true" table:show-details="true"/>
                <table:data-pilot-member table:name="Vestuário" table:display="true" table:show-details="true"/>
                <table:data-pilot-member table:name="Viage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 R$ 80,00 " table:display="true" table:show-details="true"/>
                <table:data-pilot-member table:name=" R$ 120,00 " table:display="true" table:show-details="true"/>
                <table:data-pilot-member table:name=" R$ 150,00 " table:display="true" table:show-details="true"/>
                <table:data-pilot-member table:name=" R$ 180,00 " table:display="true" table:show-details="true"/>
                <table:data-pilot-member table:name=" R$ 200,00 " table:display="true" table:show-details="true"/>
                <table:data-pilot-member table:name=" R$ 220,00 " table:display="true" table:show-details="true"/>
                <table:data-pilot-member table:name=" R$ 250,00 " table:display="true" table:show-details="true"/>
                <table:data-pilot-member table:name=" R$ 300,00 " table:display="true" table:show-details="true"/>
                <table:data-pilot-member table:name=" R$ 350,00 " table:display="true" table:show-details="true"/>
                <table:data-pilot-member table:name=" R$ 400,00 " table:display="true" table:show-details="true"/>
                <table:data-pilot-member table:name=" R$ 450,00 " table:display="true" table:show-details="true"/>
                <table:data-pilot-member table:name=" R$ 500,00 " table:display="true" table:show-details="true"/>
                <table:data-pilot-member table:name=" R$ 550,00 " table:display="true" table:show-details="true"/>
                <table:data-pilot-member table:name=" R$ 600,00 " table:display="true" table:show-details="true"/>
                <table:data-pilot-member table:name=" R$ 750,00 " table:display="true" table:show-details="true"/>
                <table:data-pilot-member table:name=" R$ 800,00 " table:display="true" table:show-details="true"/>
                <table:data-pilot-member table:name=" R$ 1.200,00 " table:display="true" table:show-details="true"/>
                <table:data-pilot-member table:name=" R$ 1.500,00 " table:display="true" table:show-details="true"/>
                <table:data-pilot-member table:name=" R$ 5.000,00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30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1T21:31:03.993000000</meta:creation-date>
    <dc:date>2025-01-31T22:08:14.043000000</dc:date>
    <meta:editing-duration>PT1M46S</meta:editing-duration>
    <meta:editing-cycles>1</meta:editing-cycles>
    <meta:document-statistic meta:table-count="4" meta:cell-count="424" meta:object-count="2"/>
    <meta:generator>LibreOffice/7.1.5.2$Windows_X86_64 LibreOffice_project/85f04e9f809797b8199d13c421bd8a2b025d52b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bar" chart:style-name="ch1">
        <chart:legend chart:legend-position="end" svg:x="8.773cm" svg:y="1.06cm" style:legend-expansion="high" chart:style-name="ch2"/>
        <chart:plot-area chart:style-name="ch3" table:cell-range-address="PivotChart" chart:data-source-has-labels="column" svg:x="0.32cm" svg:y="0.18cm" svg:width="8.133cm" svg:height="7.74cm">
          <chart:coordinate-region svg:x="1.411cm" svg:y="0.379cm" svg:width="6.956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3"/>
          </chart:series>
          <chart:series chart:style-name="ch8" chart:values-cell-range-address="PT@data 1" chart:label-cell-address="PT@label 1" chart:class="chart:bar">
            <chart:data-point chart:repeated="3"/>
          </chart:series>
          <chart:series chart:style-name="ch9" chart:values-cell-range-address="PT@data 2" chart:label-cell-address="PT@label 2" chart:class="chart:bar">
            <chart:data-point chart:repeated="3"/>
          </chart:series>
          <chart:series chart:style-name="ch10" chart:values-cell-range-address="PT@data 3" chart:label-cell-address="PT@label 3" chart:class="chart:bar">
            <chart:data-point chart:repeated="3"/>
          </chart:series>
          <chart:series chart:style-name="ch11" chart:values-cell-range-address="PT@data 4" chart:label-cell-address="PT@label 4" chart:class="chart:bar">
            <chart:data-point chart:repeated="3"/>
          </chart:series>
          <chart:series chart:style-name="ch12" chart:values-cell-range-address="PT@data 5" chart:label-cell-address="PT@label 5" chart:class="chart:bar">
            <chart:data-point chart:repeated="3"/>
          </chart:series>
          <chart:series chart:style-name="ch13" chart:values-cell-range-address="PT@data 6" chart:label-cell-address="PT@label 6" chart:class="chart:bar">
            <chart:data-point chart:repeated="3"/>
          </chart:series>
          <chart:series chart:style-name="ch14" chart:values-cell-range-address="PT@data 7" chart:label-cell-address="PT@label 7" chart:class="chart:bar">
            <chart:data-point chart:repeated="3"/>
          </chart:series>
          <chart:series chart:style-name="ch15" chart:values-cell-range-address="PT@data 8" chart:label-cell-address="PT@label 8" chart:class="chart:bar">
            <chart:data-point chart:repeated="3"/>
          </chart:series>
          <chart:series chart:style-name="ch16" chart:values-cell-range-address="PT@data 9" chart:label-cell-address="PT@label 9" chart:class="chart:bar">
            <chart:data-point chart:repeated="3"/>
          </chart:series>
          <chart:series chart:style-name="ch17" chart:values-cell-range-address="PT@data 10" chart:label-cell-address="PT@label 10" chart:class="chart:bar">
            <chart:data-point chart:repeated="3"/>
          </chart:series>
          <chart:series chart:style-name="ch18" chart:values-cell-range-address="PT@data 11" chart:label-cell-address="PT@label 11" chart:class="chart:bar">
            <chart:data-point chart:repeated="3"/>
          </chart:series>
          <chart:series chart:style-name="ch19" chart:values-cell-range-address="PT@data 12" chart:label-cell-address="PT@label 12" chart:class="chart:bar">
            <chart:data-point chart:repeated="3"/>
          </chart:series>
          <chart:series chart:style-name="ch20" chart:values-cell-range-address="PT@data 13" chart:label-cell-address="PT@label 13" chart:class="chart:bar">
            <chart:data-point chart:repeated="3"/>
          </chart:series>
          <chart:series chart:style-name="ch21" chart:values-cell-range-address="PT@data 14" chart:label-cell-address="PT@label 14" chart:class="chart:bar">
            <chart:data-point chart:repeated="3"/>
          </chart:series>
          <chart:series chart:style-name="ch10" chart:values-cell-range-address="PT@data 15" chart:label-cell-address="PT@label 15" chart:class="chart:bar">
            <chart:data-point chart:repeated="3"/>
          </chart:series>
          <chart:series chart:style-name="ch11" chart:values-cell-range-address="PT@data 16" chart:label-cell-address="PT@label 16" chart:class="chart:bar">
            <chart:data-point chart:repeated="3"/>
          </chart:series>
          <chart:series chart:style-name="ch12" chart:values-cell-range-address="PT@data 17" chart:label-cell-address="PT@label 17" chart:class="chart:bar">
            <chart:data-point chart:repeated="3"/>
          </chart:series>
          <chart:series chart:style-name="ch13" chart:values-cell-range-address="PT@data 18" chart:label-cell-address="PT@label 18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imentação</text:p>
                <draw:g>
                  <svg:desc>PT@label 0</svg:desc>
                </draw:g>
              </table:table-cell>
              <table:table-cell office:value-type="string">
                <text:p>Beleza</text:p>
                <draw:g>
                  <svg:desc>PT@label 1</svg:desc>
                </draw:g>
              </table:table-cell>
              <table:table-cell office:value-type="string">
                <text:p>Educação</text:p>
                <draw:g>
                  <svg:desc>PT@label 2</svg:desc>
                </draw:g>
              </table:table-cell>
              <table:table-cell office:value-type="string">
                <text:p>Eletrônicos</text:p>
                <draw:g>
                  <svg:desc>PT@label 3</svg:desc>
                </draw:g>
              </table:table-cell>
              <table:table-cell office:value-type="string">
                <text:p>Freelance</text:p>
                <draw:g>
                  <svg:desc>PT@label 4</svg:desc>
                </draw:g>
              </table:table-cell>
              <table:table-cell office:value-type="string">
                <text:p>Gastronomia</text:p>
                <draw:g>
                  <svg:desc>PT@label 5</svg:desc>
                </draw:g>
              </table:table-cell>
              <table:table-cell office:value-type="string">
                <text:p>Investimentos</text:p>
                <draw:g>
                  <svg:desc>PT@label 6</svg:desc>
                </draw:g>
              </table:table-cell>
              <table:table-cell office:value-type="string">
                <text:p>Lazer</text:p>
                <draw:g>
                  <svg:desc>PT@label 7</svg:desc>
                </draw:g>
              </table:table-cell>
              <table:table-cell office:value-type="string">
                <text:p>Pet Care</text:p>
                <draw:g>
                  <svg:desc>PT@label 8</svg:desc>
                </draw:g>
              </table:table-cell>
              <table:table-cell office:value-type="string">
                <text:p>Presentes</text:p>
                <draw:g>
                  <svg:desc>PT@label 9</svg:desc>
                </draw:g>
              </table:table-cell>
              <table:table-cell office:value-type="string">
                <text:p>Renda Fixa</text:p>
                <draw:g>
                  <svg:desc>PT@label 10</svg:desc>
                </draw:g>
              </table:table-cell>
              <table:table-cell office:value-type="string">
                <text:p>Saúde</text:p>
                <draw:g>
                  <svg:desc>PT@label 11</svg:desc>
                </draw:g>
              </table:table-cell>
              <table:table-cell office:value-type="string">
                <text:p>Serviços</text:p>
                <draw:g>
                  <svg:desc>PT@label 12</svg:desc>
                </draw:g>
              </table:table-cell>
              <table:table-cell office:value-type="string">
                <text:p>Transporte</text:p>
                <draw:g>
                  <svg:desc>PT@label 13</svg:desc>
                </draw:g>
              </table:table-cell>
              <table:table-cell office:value-type="string">
                <text:p>Utilidades Dom.</text:p>
                <draw:g>
                  <svg:desc>PT@label 14</svg:desc>
                </draw:g>
              </table:table-cell>
              <table:table-cell office:value-type="string">
                <text:p>Utilidades Domésticas</text:p>
                <draw:g>
                  <svg:desc>PT@label 15</svg:desc>
                </draw:g>
              </table:table-cell>
              <table:table-cell office:value-type="string">
                <text:p>Venda de ativos</text:p>
                <draw:g>
                  <svg:desc>PT@label 16</svg:desc>
                </draw:g>
              </table:table-cell>
              <table:table-cell office:value-type="string">
                <text:p>Vestuário</text:p>
                <draw:g>
                  <svg:desc>PT@label 17</svg:desc>
                </draw:g>
              </table:table-cell>
              <table:table-cell office:value-type="string">
                <text:p>Viagem</text:p>
                <draw:g>
                  <svg:desc>PT@label 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go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80">
                <text:p>80</text:p>
                <draw:g>
                  <svg:desc>PT@data 1</svg:desc>
                </draw:g>
              </table:table-cell>
              <table:table-cell office:value-type="float" office:value="350">
                <text:p>350</text:p>
                <draw:g>
                  <svg:desc>PT@data 2</svg:desc>
                </draw:g>
              </table:table-cell>
              <table:table-cell office:value-type="float" office:value="NaN">
                <text:p>NaN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350">
                <text:p>350</text:p>
                <draw:g>
                  <svg:desc>PT@data 5</svg:desc>
                </draw:g>
              </table:table-cell>
              <table:table-cell office:value-type="float" office:value="NaN">
                <text:p>NaN</text:p>
                <draw:g>
                  <svg:desc>PT@data 6</svg:desc>
                </draw:g>
              </table:table-cell>
              <table:table-cell office:value-type="float" office:value="500">
                <text:p>500</text:p>
                <draw:g>
                  <svg:desc>PT@data 7</svg:desc>
                </draw:g>
              </table:table-cell>
              <table:table-cell office:value-type="float" office:value="350">
                <text:p>350</text:p>
                <draw:g>
                  <svg:desc>PT@data 8</svg:desc>
                </draw:g>
              </table:table-cell>
              <table:table-cell office:value-type="float" office:value="NaN">
                <text:p>NaN</text:p>
                <draw:g>
                  <svg:desc>PT@data 9</svg:desc>
                </draw:g>
              </table:table-cell>
              <table:table-cell office:value-type="float" office:value="NaN">
                <text:p>NaN</text:p>
                <draw:g>
                  <svg:desc>PT@data 10</svg:desc>
                </draw:g>
              </table:table-cell>
              <table:table-cell office:value-type="float" office:value="250">
                <text:p>250</text:p>
                <draw:g>
                  <svg:desc>PT@data 11</svg:desc>
                </draw:g>
              </table:table-cell>
              <table:table-cell office:value-type="float" office:value="1400">
                <text:p>1400</text:p>
                <draw:g>
                  <svg:desc>PT@data 12</svg:desc>
                </draw:g>
              </table:table-cell>
              <table:table-cell office:value-type="float" office:value="800">
                <text:p>800</text:p>
                <draw:g>
                  <svg:desc>PT@data 13</svg:desc>
                </draw:g>
              </table:table-cell>
              <table:table-cell office:value-type="float" office:value="250">
                <text:p>250</text:p>
                <draw:g>
                  <svg:desc>PT@data 14</svg:desc>
                </draw:g>
              </table:table-cell>
              <table:table-cell office:value-type="float" office:value="1250">
                <text:p>1250</text:p>
                <draw:g>
                  <svg:desc>PT@data 15</svg:desc>
                </draw:g>
              </table:table-cell>
              <table:table-cell office:value-type="float" office:value="NaN">
                <text:p>NaN</text:p>
                <draw:g>
                  <svg:desc>PT@data 16</svg:desc>
                </draw:g>
              </table:table-cell>
              <table:table-cell office:value-type="float" office:value="400">
                <text:p>400</text:p>
                <draw:g>
                  <svg:desc>PT@data 17</svg:desc>
                </draw:g>
              </table:table-cell>
              <table:table-cell office:value-type="float" office:value="NaN">
                <text:p>NaN</text:p>
                <draw:g>
                  <svg:desc>PT@data 18</svg:desc>
                </draw:g>
              </table:table-cell>
            </table:table-row>
            <table:table-row>
              <table:table-cell office:value-type="string">
                <text:p>Pendente</text:p>
              </table:table-cell>
              <table:table-cell office:value-type="float" office:value="1600">
                <text:p>1600</text:p>
              </table:table-cell>
              <table:table-cell office:value-type="float" office:value="250">
                <text:p>250</text:p>
              </table:table-cell>
              <table:table-cell office:value-type="float" office:value="750">
                <text:p>75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Recebi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8.773cm" svg:y="1.96cm" style:legend-expansion="high" chart:style-name="ch2"/>
        <chart:plot-area chart:style-name="ch3" chart:data-source-has-labels="both" svg:x="0.32cm" svg:y="0.18cm" svg:width="8.133cm" svg:height="8.64cm">
          <chart:coordinate-region svg:x="1.411cm" svg:y="0.379cm" svg:width="6.956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local-table.$H$2:.$H$4" chart:label-cell-address="local-table.$H$1" chart:class="chart:bar">
            <chart:data-point chart:repeated="3"/>
          </chart:series>
          <chart:series chart:style-name="ch14" chart:values-cell-range-address="local-table.$I$2:.$I$4" chart:label-cell-address="local-table.$I$1" chart:class="chart:bar">
            <chart:data-point chart:repeated="3"/>
          </chart:series>
          <chart:series chart:style-name="ch15" chart:values-cell-range-address="local-table.$J$2:.$J$4" chart:label-cell-address="local-table.$J$1" chart:class="chart:bar">
            <chart:data-point chart:repeated="3"/>
          </chart:series>
          <chart:series chart:style-name="ch16" chart:values-cell-range-address="local-table.$K$2:.$K$4" chart:label-cell-address="local-table.$K$1" chart:class="chart:bar">
            <chart:data-point chart:repeated="3"/>
          </chart:series>
          <chart:series chart:style-name="ch17" chart:values-cell-range-address="local-table.$L$2:.$L$4" chart:label-cell-address="local-table.$L$1" chart:class="chart:bar">
            <chart:data-point chart:repeated="3"/>
          </chart:series>
          <chart:series chart:style-name="ch18" chart:values-cell-range-address="local-table.$M$2:.$M$4" chart:label-cell-address="local-table.$M$1" chart:class="chart:bar">
            <chart:data-point chart:repeated="3"/>
          </chart:series>
          <chart:series chart:style-name="ch19" chart:values-cell-range-address="local-table.$N$2:.$N$4" chart:label-cell-address="local-table.$N$1" chart:class="chart:bar">
            <chart:data-point chart:repeated="3"/>
          </chart:series>
          <chart:series chart:style-name="ch20" chart:values-cell-range-address="local-table.$O$2:.$O$4" chart:label-cell-address="local-table.$O$1" chart:class="chart:bar">
            <chart:data-point chart:repeated="3"/>
          </chart:series>
          <chart:series chart:style-name="ch21" chart:values-cell-range-address="local-table.$P$2:.$P$4" chart:label-cell-address="local-table.$P$1" chart:class="chart:bar">
            <chart:data-point chart:repeated="3"/>
          </chart:series>
          <chart:series chart:style-name="ch10" chart:values-cell-range-address="local-table.$Q$2:.$Q$4" chart:label-cell-address="local-table.$Q$1" chart:class="chart:bar">
            <chart:data-point chart:repeated="3"/>
          </chart:series>
          <chart:series chart:style-name="ch11" chart:values-cell-range-address="local-table.$R$2:.$R$4" chart:label-cell-address="local-table.$R$1" chart:class="chart:bar">
            <chart:data-point chart:repeated="3"/>
          </chart:series>
          <chart:series chart:style-name="ch12" chart:values-cell-range-address="local-table.$S$2:.$S$4" chart:label-cell-address="local-table.$S$1" chart:class="chart:bar">
            <chart:data-point chart:repeated="3"/>
          </chart:series>
          <chart:series chart:style-name="ch13" chart:values-cell-range-address="local-table.$T$2:.$T$4" chart:label-cell-address="local-table.$T$1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imentação</text:p>
              </table:table-cell>
              <table:table-cell office:value-type="string">
                <text:p>Beleza</text:p>
              </table:table-cell>
              <table:table-cell office:value-type="string">
                <text:p>Educação</text:p>
              </table:table-cell>
              <table:table-cell office:value-type="string">
                <text:p>Eletrônicos</text:p>
              </table:table-cell>
              <table:table-cell office:value-type="string">
                <text:p>Freelance</text:p>
              </table:table-cell>
              <table:table-cell office:value-type="string">
                <text:p>Gastronomia</text:p>
              </table:table-cell>
              <table:table-cell office:value-type="string">
                <text:p>Investimentos</text:p>
              </table:table-cell>
              <table:table-cell office:value-type="string">
                <text:p>Lazer</text:p>
              </table:table-cell>
              <table:table-cell office:value-type="string">
                <text:p>Pet Care</text:p>
              </table:table-cell>
              <table:table-cell office:value-type="string">
                <text:p>Presentes</text:p>
              </table:table-cell>
              <table:table-cell office:value-type="string">
                <text:p>Renda Fixa</text:p>
              </table:table-cell>
              <table:table-cell office:value-type="string">
                <text:p>Saúde</text:p>
              </table:table-cell>
              <table:table-cell office:value-type="string">
                <text:p>Serviços</text:p>
              </table:table-cell>
              <table:table-cell office:value-type="string">
                <text:p>Transporte</text:p>
              </table:table-cell>
              <table:table-cell office:value-type="string">
                <text:p>Utilidades Dom.</text:p>
              </table:table-cell>
              <table:table-cell office:value-type="string">
                <text:p>Utilidades Domésticas</text:p>
              </table:table-cell>
              <table:table-cell office:value-type="string">
                <text:p>Venda de ativos</text:p>
              </table:table-cell>
              <table:table-cell office:value-type="string">
                <text:p>Vestuário</text:p>
              </table:table-cell>
              <table:table-cell office:value-type="string">
                <text:p>Viagem</text:p>
              </table:table-cell>
            </table:table-row>
          </table:table-header-rows>
          <table:table-rows>
            <table:table-row>
              <table:table-cell office:value-type="string">
                <text:p>Pago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400">
                <text:p>1400</text:p>
              </table:table-cell>
              <table:table-cell office:value-type="float" office:value="800">
                <text:p>800</text:p>
              </table:table-cell>
              <table:table-cell office:value-type="float" office:value="250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dente</text:p>
              </table:table-cell>
              <table:table-cell office:value-type="float" office:value="1600">
                <text:p>1600</text:p>
              </table:table-cell>
              <table:table-cell office:value-type="float" office:value="250">
                <text:p>250</text:p>
              </table:table-cell>
              <table:table-cell office:value-type="float" office:value="750">
                <text:p>75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Recebi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